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rsid="0000c1ec" officeooo:paragraph-rsid="0000c1ec"/>
    </style:style>
    <style:style style:name="P2" style:family="paragraph" style:parent-style-name="Standard">
      <style:text-properties fo:language="fr" fo:country="FR" officeooo:rsid="0000c1ec" officeooo:paragraph-rsid="000223e5"/>
    </style:style>
    <style:style style:name="P3" style:family="paragraph" style:parent-style-name="Standard">
      <style:text-properties fo:language="fr" fo:country="FR" officeooo:rsid="0000c1ec" officeooo:paragraph-rsid="0000c1ec"/>
    </style:style>
    <style:style style:name="P4" style:family="paragraph" style:parent-style-name="Standard">
      <style:text-properties fo:language="fr" fo:country="FR" officeooo:rsid="0000c1ec" officeooo:paragraph-rsid="00032a81"/>
    </style:style>
    <style:style style:name="P5" style:family="paragraph" style:parent-style-name="Standard">
      <style:text-properties fo:language="fr" fo:country="FR" officeooo:rsid="0000c1ec" officeooo:paragraph-rsid="00048cf2"/>
    </style:style>
    <style:style style:name="T1" style:family="text">
      <style:text-properties officeooo:rsid="0000e355"/>
    </style:style>
    <style:style style:name="T2" style:family="text">
      <style:text-properties officeooo:rsid="000223e5"/>
    </style:style>
    <style:style style:name="T3" style:family="text">
      <style:text-properties style:text-position="super 58%" officeooo:rsid="000223e5"/>
    </style:style>
    <style:style style:name="T4" style:family="text">
      <style:text-properties officeooo:rsid="00032a81"/>
    </style:style>
    <style:style style:name="T5" style:family="text">
      <style:text-properties officeooo:rsid="00048c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1. <text:s text:c="173"/></text:p>
      <text:p text:style-name="P1"><text:s/></text:p>
      <text:p text:style-name="P1"><text:s/>1. <text:span text:style-name="T2">La majorité des francophones qui habite en Louisiane au 18</text:span><text:span text:style-name="T3">e</text:span><text:span text:style-name="T2"> siècle étaient dans l'est du Canada, des Acadiens, et des Antilles.</text:span></text:p>
      <text:p text:style-name="P2"><text:s/>2. <text:span text:style-name="T2">A Canada, ils ont fui échapper la déportation.</text:span></text:p>
      <text:p text:style-name="P4"><text:s/>3. <text:span text:style-name="T4">La langue et la culture ont été en danger d'extinction parce que le gouvernement a dit qu'il faut qu'on enseigne l'anglais dans les écoles.</text:span></text:p>
      <text:p text:style-name="P1"><text:s/>4. La gastronomie et la musique <text:span text:style-name="T4">sont des éléments plus visibles.</text:span></text:p>
      <text:p text:style-name="P5"><text:s/>5. <text:span text:style-name="T5">Deux instruments qu'on utilise beaucoup dans la musique Cajun sont l'accordéon et le violin.</text:span></text:p>
      <text:p text:style-name="P5"><text:s/><text:span text:style-name="T5">6. En gènèral, la gastronomie a le poivron, l'oignon, et le céleri.</text:span></text:p>
      <text:p text:style-name="P1"><text:s/></text:p>
      <text:p text:style-name="P1"><text:s/></text:p>
      <text:p text:style-name="P1"><text:s/>2, #2</text:p>
      <text:p text:style-name="P1"><text:s/></text:p>
      <text:p text:style-name="P1"><text:s text:c="5"/>Non, je ne pense pas que ma langue et mon culture sont un grand part de mon personallité. C'est difficile trouver la culture américain parce que c'est un culture tres diversifiée. Aussi, je ne sais pas pourquoi la langue d'une personne peut change sa personalité.</text:p>
      <text:p text:style-name="P1"><text:s text:c="5"/>Je pense que si j'a<text:span text:style-name="T1">urais eu</text:span> né dans un autre pays, ma personalité et que j'aime et n'aime pas serais la meme qu'ici dans la USA, en géneral. Mon culture serais different, bien sur, et il y serait des changes petits a ma personalité, mais dans une grande étendue, je serais la meme personne.</text:p>
      <text:p text:style-name="P1"><text:s text:c="177"/></text:p>
      <text:p text:style-name="P1"><text:s text:c="1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lomon Greenberg</meta:initial-creator>
    <meta:creation-date>2015-10-07T09:23:51.190913009</meta:creation-date>
    <dc:date>2015-10-10T03:29:00.348821327</dc:date>
    <dc:creator>Solomon Greenberg</dc:creator>
    <meta:editing-duration>PT1H27M27S</meta:editing-duration>
    <meta:editing-cycles>5</meta:editing-cycles>
    <meta:generator>LibreOffice/4.4.2.2$Linux_X86_64 LibreOffice_project/40m0$Build-2</meta:generator>
    <meta:document-statistic meta:table-count="0" meta:image-count="0" meta:object-count="0" meta:page-count="1" meta:paragraph-count="16" meta:word-count="196" meta:character-count="1657" meta:non-whitespace-character-count="921"/>
  </office:meta>
</office:document-meta>
</file>